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5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"/>
    <style:style style:name="ce3" style:family="table-cell" style:parent-style-name="Default" style:data-style-name="N81"/>
    <style:style style:name="ce4" style:family="table-cell" style:parent-style-name="Default">
      <style:table-cell-properties fo:border-bottom="none" fo:border-left="0.74pt ridge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8cm" svg:height="9.004cm" svg:x="45.454cm" svg:y="4.064cm">
            <draw:object draw:notify-on-update-of-ranges="Sheet1.A3:Sheet1.A3 Sheet1.A4:Sheet1.A4 Sheet1.A5:Sheet1.A5 Sheet1.A6:Sheet1.A6 Sheet1.A7:Sheet1.A7 Sheet1.A8:Sheet1.A8 Sheet1.A9:Sheet1.A9 Sheet1.A10:Sheet1.A10 Sheet1.A11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29cm" svg:height="11.117cm" svg:x="11.692cm" svg:y="5.757cm">
            <draw:object draw:notify-on-update-of-ranges="Sheet1.A18:Sheet1.A26 Sheet1.B17:Sheet1.B17 Sheet1.B18:Sheet1.B26 Sheet1.C18:Sheet1.C26 Sheet1.C18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Preproc recalculated always and variable file buffer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Preproc static and variable file buffer</text:p>
          </table:table-cell>
          <table:table-cell table:number-columns-repeated="5"/>
          <table:table-cell office:value-type="string" calcext:value-type="string">
            <text:p>Preproc static and static file buf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MorisPrattFunction-8</text:p>
          </table:table-cell>
          <table:table-cell office:value-type="float" office:value="1.074" calcext:value-type="float">
            <text:p>1,074</text:p>
          </table:table-cell>
          <table:table-cell office:value-type="percentage" office:value="0.06" calcext:value-type="percentage">
            <text:p>6,00%</text:p>
          </table:table-cell>
          <table:table-cell table:style-name="ce3" office:value-type="float" office:value="264638296" calcext:value-type="float">
            <text:p>2,65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8986" calcext:value-type="float">
            <text:p>1,9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30144309" calcext:value-type="float">
            <text:p>1,030144309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4233968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3.5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31020727" calcext:value-type="float">
            <text:p>0,931020727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16407024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7.5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Function-8</text:p>
          </table:table-cell>
          <table:table-cell office:value-type="float" office:value="1.074" calcext:value-type="float">
            <text:p>1,074</text:p>
          </table:table-cell>
          <table:table-cell office:value-type="percentage" office:value="0.1" calcext:value-type="percentage">
            <text:p>10,00%</text:p>
          </table:table-cell>
          <table:table-cell table:style-name="ce3" office:value-type="float" office:value="264673224" calcext:value-type="float">
            <text:p>2,65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9009.5" calcext:value-type="float">
            <text:p>1,9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182058" calcext:value-type="float">
            <text:p>1,04182058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4250968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26771223" calcext:value-type="float">
            <text:p>0,926771223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6398808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3.5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Function-8</text:p>
          </table:table-cell>
          <table:table-cell office:value-type="float" office:value="1.147" calcext:value-type="float">
            <text:p>1,147</text:p>
          </table:table-cell>
          <table:table-cell office:value-type="percentage" office:value="0.05" calcext:value-type="percentage">
            <text:p>5,00%</text:p>
          </table:table-cell>
          <table:table-cell table:style-name="ce3" office:value-type="float" office:value="264250424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107863935" calcext:value-type="float">
            <text:p>0,6107863935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264251440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4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36967501" calcext:value-type="float">
            <text:p>0,536967501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3" office:value-type="float" office:value="16400000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0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MorisPrattMainWord-8</text:p>
          </table:table-cell>
          <table:table-cell office:value-type="float" office:value="1.054" calcext:value-type="float">
            <text:p>1,054</text:p>
          </table:table-cell>
          <table:table-cell office:value-type="percentage" office:value="0.02" calcext:value-type="percentage">
            <text:p>2,00%</text:p>
          </table:table-cell>
          <table:table-cell table:style-name="ce3" office:value-type="float" office:value="261383496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8943.5" calcext:value-type="float">
            <text:p>1,5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0320727" calcext:value-type="float">
            <text:p>1,040320727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1099596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35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19520242" calcext:value-type="float">
            <text:p>0,919520242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3196676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8.5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MainWord-8</text:p>
          </table:table-cell>
          <table:table-cell office:value-type="float" office:value="1.083" calcext:value-type="float">
            <text:p>1,083</text:p>
          </table:table-cell>
          <table:table-cell office:value-type="percentage" office:value="0.1" calcext:value-type="percentage">
            <text:p>10,00%</text:p>
          </table:table-cell>
          <table:table-cell table:style-name="ce3" office:value-type="float" office:value="261379240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8947" calcext:value-type="float">
            <text:p>1,5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62150545" calcext:value-type="float">
            <text:p>1,0462150545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1109868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39.5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21641442" calcext:value-type="float">
            <text:p>0,921641442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13192152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4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MainWord-8</text:p>
          </table:table-cell>
          <table:table-cell office:value-type="float" office:value="1.419" calcext:value-type="float">
            <text:p>1,419</text:p>
          </table:table-cell>
          <table:table-cell office:value-type="percentage" office:value="0.03" calcext:value-type="percentage">
            <text:p>3,00%</text:p>
          </table:table-cell>
          <table:table-cell table:style-name="ce3" office:value-type="float" office:value="261149928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58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63481788" calcext:value-type="float">
            <text:p>0,663481788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61088820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58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851282445" calcext:value-type="float">
            <text:p>0,5851282445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13194184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5.5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MorisPrattWindowWord-8</text:p>
          </table:table-cell>
          <table:table-cell office:value-type="float" office:value="1.029" calcext:value-type="float">
            <text:p>1,029</text:p>
          </table:table-cell>
          <table:table-cell office:value-type="percentage" office:value="0.02" calcext:value-type="percentage">
            <text:p>2,00%</text:p>
          </table:table-cell>
          <table:table-cell table:style-name="ce3" office:value-type="float" office:value="259491404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33189" calcext:value-type="float">
            <text:p>1,33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48649507" calcext:value-type="float">
            <text:p>0,948649507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59131728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2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8930176485" calcext:value-type="float">
            <text:p>0,8930176485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11304308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9.5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KurtMorisPrattWindowWord-8</text:p>
          </table:table-cell>
          <table:table-cell office:value-type="float" office:value="1.035" calcext:value-type="float">
            <text:p>1,035</text:p>
          </table:table-cell>
          <table:table-cell office:value-type="percentage" office:value="0.04" calcext:value-type="percentage">
            <text:p>4,00%</text:p>
          </table:table-cell>
          <table:table-cell table:style-name="ce3" office:value-type="float" office:value="259502312" calcext:value-type="float">
            <text:p>2,60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33194.5" calcext:value-type="float">
            <text:p>1,33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554378345" calcext:value-type="float">
            <text:p>0,9554378345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59144932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5.5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879356282" calcext:value-type="float">
            <text:p>0,879356282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11299904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7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oyerMooreWindowWord-8</text:p>
          </table:table-cell>
          <table:table-cell office:value-type="float" office:value="1.189" calcext:value-type="float">
            <text:p>1,189</text:p>
          </table:table-cell>
          <table:table-cell office:value-type="percentage" office:value="0.01" calcext:value-type="percentage">
            <text:p>1,00%</text:p>
          </table:table-cell>
          <table:table-cell table:style-name="ce3" office:value-type="float" office:value="259168976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7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132229035" calcext:value-type="float">
            <text:p>0,6132229035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259174304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8006.5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223911285" calcext:value-type="float">
            <text:p>0,5223911285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1302120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9.5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PEED DIFFS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,074</text:p>
          </table:table-cell>
          <table:table-cell office:value-type="percentage" office:value="0.06" calcext:value-type="percentage">
            <text:p>6,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MorisPrattMain</text:p>
          </table:table-cell>
          <table:table-cell office:value-type="float" office:value="1.054" calcext:value-type="float">
            <text:p>1,054</text:p>
          </table:table-cell>
          <table:table-cell office:value-type="percentage" office:value="0.02" calcext:value-type="percentage">
            <text:p>2,00%</text:p>
          </table:table-cell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MorisPrattWindow</text:p>
          </table:table-cell>
          <table:table-cell office:value-type="float" office:value="1.029" calcext:value-type="float">
            <text:p>1,029</text:p>
          </table:table-cell>
          <table:table-cell office:value-type="percentage" office:value="0.02" calcext:value-type="percentage">
            <text:p>2,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KurtMorisPrattFunction</text:p>
          </table:table-cell>
          <table:table-cell office:value-type="float" office:value="1.074" calcext:value-type="float">
            <text:p>1,074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Main</text:p>
          </table:table-cell>
          <table:table-cell office:value-type="float" office:value="1.083" calcext:value-type="float">
            <text:p>1,083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Window</text:p>
          </table:table-cell>
          <table:table-cell office:value-type="float" office:value="1.035" calcext:value-type="float">
            <text:p>1,035</text:p>
          </table:table-cell>
          <table:table-cell office:value-type="percentage" office:value="0.04" calcext:value-type="percentage">
            <text:p>4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,147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Main</text:p>
          </table:table-cell>
          <table:table-cell office:value-type="float" office:value="1.419" calcext:value-type="float">
            <text:p>1,419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Window</text:p>
          </table:table-cell>
          <table:table-cell office:value-type="float" office:value="1.189" calcext:value-type="float">
            <text:p>1,189</text:p>
          </table:table-cell>
          <table:table-cell office:value-type="percentage" office:value="0.01" calcext:value-type="percentage">
            <text:p>1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/>
          <table:table-cell table:style-name="ce2"/>
          <table:table-cell table:number-columns-repeated="3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1.030144309" calcext:value-type="float">
            <text:p>1,030144309</text:p>
          </table:table-cell>
          <table:table-cell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Main</text:p>
          </table:table-cell>
          <table:table-cell table:style-name="ce1" office:value-type="float" office:value="1.04182058" calcext:value-type="float">
            <text:p>1,04182058</text:p>
          </table:table-cell>
          <table:table-cell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orisPrattWindow</text:p>
          </table:table-cell>
          <table:table-cell table:style-name="ce1" office:value-type="float" office:value="0.6107863935" calcext:value-type="float">
            <text:p>0,6107863935</text:p>
          </table:table-cell>
          <table:table-cell office:value-type="percentage" office:value="0.06" calcext:value-type="percentage">
            <text:p>6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1.040320727" calcext:value-type="float">
            <text:p>1,040320727</text:p>
          </table:table-cell>
          <table:table-cell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Main</text:p>
          </table:table-cell>
          <table:table-cell table:style-name="ce1" office:value-type="float" office:value="1.0462150545" calcext:value-type="float">
            <text:p>1,0462150545</text:p>
          </table:table-cell>
          <table:table-cell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KurtMorisPrattWindow</text:p>
          </table:table-cell>
          <table:table-cell table:style-name="ce1" office:value-type="float" office:value="0.663481788" calcext:value-type="float">
            <text:p>0,663481788</text:p>
          </table:table-cell>
          <table:table-cell office:value-type="percentage" office:value="0.03" calcext:value-type="percentage">
            <text:p>3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948649507" calcext:value-type="float">
            <text:p>0,948649507</text:p>
          </table:table-cell>
          <table:table-cell office:value-type="percentage" office:value="0.03" calcext:value-type="percentage">
            <text:p>3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BoyerMooreMain</text:p>
          </table:table-cell>
          <table:table-cell table:style-name="ce1" office:value-type="float" office:value="0.9554378345" calcext:value-type="float">
            <text:p>0,9554378345</text:p>
          </table:table-cell>
          <table:table-cell office:value-type="percentage" office:value="0.02" calcext:value-type="percentage">
            <text:p>2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Window</text:p>
          </table:table-cell>
          <table:table-cell table:style-name="ce1" office:value-type="float" office:value="0.6132229035" calcext:value-type="float">
            <text:p>0,6132229035</text:p>
          </table:table-cell>
          <table:table-cell office:value-type="percentage" office:value="0.05" calcext:value-type="percentage">
            <text:p>5,00%</text:p>
          </table:table-cell>
          <table:table-cell table:number-columns-repeated="16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>
            <draw:frame draw:z-index="2" draw:style-name="gr1" draw:text-style-name="P1" svg:width="19.853cm" svg:height="11.189cm" svg:x="1.351cm" svg:y="0.267cm">
              <draw:object draw:notify-on-update-of-ranges="Sheet1.A31:Sheet1.A39 Sheet1.B30:Sheet1.B30 Sheet1.B31:Sheet1.B39 Sheet1.C31:Sheet1.C39 Sheet1.C31:Sheet1.C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0.931020727" calcext:value-type="float">
            <text:p>0,931020727</text:p>
          </table:table-cell>
          <table:table-cell office:value-type="percentage" office:value="0.1" calcext:value-type="percentage">
            <text:p>10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risPrattMainWord</text:p>
          </table:table-cell>
          <table:table-cell table:style-name="ce1" office:value-type="float" office:value="0.926771223" calcext:value-type="float">
            <text:p>0,926771223</text:p>
          </table:table-cell>
          <table:table-cell office:value-type="percentage" office:value="0.03" calcext:value-type="percentage">
            <text:p>3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risPrattWindowWord</text:p>
          </table:table-cell>
          <table:table-cell table:style-name="ce1" office:value-type="float" office:value="0.536967501" calcext:value-type="float">
            <text:p>0,536967501</text:p>
          </table:table-cell>
          <table:table-cell office:value-type="percentage" office:value="0.04" calcext:value-type="percentage">
            <text:p>4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0.919520242" calcext:value-type="float">
            <text:p>0,919520242</text:p>
          </table:table-cell>
          <table:table-cell office:value-type="percentage" office:value="0.03" calcext:value-type="percentage">
            <text:p>3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rtMorisPrattMainWord</text:p>
          </table:table-cell>
          <table:table-cell table:style-name="ce1" office:value-type="float" office:value="0.921641442" calcext:value-type="float">
            <text:p>0,921641442</text:p>
          </table:table-cell>
          <table:table-cell office:value-type="percentage" office:value="0.01" calcext:value-type="percentage">
            <text:p>1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rtMorisPrattWindowWord</text:p>
          </table:table-cell>
          <table:table-cell table:style-name="ce1" office:value-type="float" office:value="0.5851282445" calcext:value-type="float">
            <text:p>0,5851282445</text:p>
          </table:table-cell>
          <table:table-cell office:value-type="percentage" office:value="0.05" calcext:value-type="percentage">
            <text:p>5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8930176485" calcext:value-type="float">
            <text:p>0,8930176485</text:p>
          </table:table-cell>
          <table:table-cell office:value-type="percentage" office:value="0.06" calcext:value-type="percentage">
            <text:p>6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MainWord</text:p>
          </table:table-cell>
          <table:table-cell table:style-name="ce1" office:value-type="float" office:value="0.879356282" calcext:value-type="float">
            <text:p>0,879356282</text:p>
          </table:table-cell>
          <table:table-cell office:value-type="percentage" office:value="0.01" calcext:value-type="percentage">
            <text:p>1,00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yerMooreWindowWord</text:p>
          </table:table-cell>
          <table:table-cell table:style-name="ce1" office:value-type="float" office:value="0.5223911285" calcext:value-type="float">
            <text:p>0,5223911285</text:p>
          </table:table-cell>
          <table:table-cell office:value-type="percentage" office:value="0.03" calcext:value-type="percentage">
            <text:p>3,00%</text:p>
          </table:table-cell>
          <table:table-cell table:number-columns-repeated="16"/>
        </table:table-row>
        <table:table-row table:style-name="ro1" table:number-rows-repeated="13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>
            <draw:frame draw:z-index="3" draw:style-name="gr1" draw:text-style-name="P1" svg:width="19.968cm" svg:height="11.253cm" svg:x="1.294cm" svg:y="0.183cm">
              <draw:object draw:notify-on-update-of-ranges="Sheet1.A46:Sheet1.A54 Sheet1.B45:Sheet1.B45 Sheet1.B46:Sheet1.B54 Sheet1.C46:Sheet1.C54 Sheet1.C46:Sheet1.C5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5"/>
        </table:table-row>
      </table:table>
      <table:table table:name="Arkusz2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Poprawione z wyrzuconymi outlieram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office:value-type="string" calcext:value-type="string">
            <text:p>stde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,074</text:p>
          </table:table-cell>
          <table:table-cell office:value-type="percentage" office:value="0.06" calcext:value-type="percentage">
            <text:p>6,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isPrattMain</text:p>
          </table:table-cell>
          <table:table-cell office:value-type="float" office:value="1.054" calcext:value-type="float">
            <text:p>1,054</text:p>
          </table:table-cell>
          <table:table-cell office:value-type="percentage" office:value="0.02" calcext:value-type="percentage">
            <text:p>2,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isPrattWindow</text:p>
          </table:table-cell>
          <table:table-cell office:value-type="float" office:value="1.029" calcext:value-type="float">
            <text:p>1,029</text:p>
          </table:table-cell>
          <table:table-cell office:value-type="percentage" office:value="0.02" calcext:value-type="percentage">
            <text:p>2,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rtMorisPrattFunction</text:p>
          </table:table-cell>
          <table:table-cell office:value-type="float" office:value="1.069" calcext:value-type="float">
            <text:p>1,069</text:p>
          </table:table-cell>
          <table:table-cell office:value-type="percentage" office:value="0.04" calcext:value-type="percentage">
            <text:p>4,00%</text:p>
          </table:table-cell>
          <table:table-cell>
            <draw:frame draw:z-index="0" draw:style-name="gr1" draw:text-style-name="P1" svg:width="23.048cm" svg:height="12.987cm" svg:x="0.664cm" svg:y="0.161cm">
              <draw:object draw:notify-on-update-of-ranges="Arkusz2.B2:Arkusz2.B2 Arkusz2.B3:Arkusz2.B11 Arkusz2.C2:Arkusz2.C2 Arkusz2.C3:Arkusz2.C11 Arkusz2.D3:Arkusz2.D11 Arkusz2.D3:Arkusz2.D1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 calcext:value-type="string">
            <text:p>KurtMorisPrattMain</text:p>
          </table:table-cell>
          <table:table-cell office:value-type="float" office:value="1.064" calcext:value-type="float">
            <text:p>1,064</text:p>
          </table:table-cell>
          <table:table-cell office:value-type="percentage" office:value="0.06" calcext:value-type="percentage">
            <text:p>6,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rtMorisPrattWindow</text:p>
          </table:table-cell>
          <table:table-cell office:value-type="float" office:value="1.035" calcext:value-type="float">
            <text:p>1,035</text:p>
          </table:table-cell>
          <table:table-cell office:value-type="percentage" office:value="0.04" calcext:value-type="percentage">
            <text:p>4,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,147</text:p>
          </table:table-cell>
          <table:table-cell office:value-type="percentage" office:value="0.05" calcext:value-type="percentage">
            <text:p>5,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yerMooreMain</text:p>
          </table:table-cell>
          <table:table-cell office:value-type="float" office:value="1.419" calcext:value-type="float">
            <text:p>1,419</text:p>
          </table:table-cell>
          <table:table-cell office:value-type="percentage" office:value="0.03" calcext:value-type="percentage">
            <text:p>3,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yerMooreWindow</text:p>
          </table:table-cell>
          <table:table-cell office:value-type="float" office:value="1.189" calcext:value-type="float">
            <text:p>1,189</text:p>
          </table:table-cell>
          <table:table-cell office:value-type="percentage" office:value="0.01" calcext:value-type="percentage">
            <text:p>1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 style:data-style-name="N2" text:time-value="13:41:39.222140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3:15:05.178068005</meta:creation-date>
    <dc:date>2024-12-14T22:03:41.091527045</dc:date>
    <meta:editing-duration>PT6H46M14S</meta:editing-duration>
    <meta:editing-cycles>8</meta:editing-cycles>
    <meta:generator>LibreOffice/24.8.3.2$Linux_X86_64 LibreOffice_project/480$Build-2</meta:generator>
    <meta:document-statistic meta:table-count="2" meta:cell-count="315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legend chart:legend-position="end" svg:x="10.705cm" svg:y="2.211cm" style:legend-expansion="high" chart:style-name="ch2"/>
        <chart:plot-area chart:style-name="ch3" table:cell-range-address="Sheet1.A2:Sheet1.B11 Sheet1.D2:Sheet1.D11 Sheet1.F2:Sheet1.F11" chart:data-source-has-labels="both" svg:x="0.319cm" svg:y="-0.199cm" svg:width="10.064cm" svg:height="8.644cm">
          <chart:coordinate-region svg:x="2.292cm" svg:y="0cm" svg:width="8.091cm" svg:height="7.798cm"/>
          <chart:axis chart:dimension="x" chart:name="primary-x" chart:style-name="ch4" chartooo:axis-type="auto">
            <chartooo:date-scale/>
            <chart:categories table:cell-range-address="Sheet1.B2:Sheet1.B2 Sheet1.D2:Sheet1.D2 Sheet1.F2:Sheet1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 Sheet1.D3:Sheet1.D3 Sheet1.F3:Sheet1.F3" chart:label-cell-address="Sheet1.A3:Sheet1.A3" chart:class="chart:bar">
            <chart:data-point chart:repeated="3"/>
          </chart:series>
          <chart:series chart:style-name="ch8" chart:values-cell-range-address="Sheet1.B4:Sheet1.B4 Sheet1.D4:Sheet1.D4 Sheet1.F4:Sheet1.F4" chart:label-cell-address="Sheet1.A4:Sheet1.A4" chart:class="chart:bar">
            <chart:data-point chart:style-name="ch9"/>
            <chart:data-point chart:repeated="2"/>
          </chart:series>
          <chart:series chart:style-name="ch10" chart:values-cell-range-address="Sheet1.B5:Sheet1.B5 Sheet1.D5:Sheet1.D5 Sheet1.F5:Sheet1.F5" chart:label-cell-address="Sheet1.A5:Sheet1.A5" chart:class="chart:bar">
            <chart:data-point chart:repeated="3"/>
          </chart:series>
          <chart:series chart:style-name="ch11" chart:values-cell-range-address="Sheet1.B6:Sheet1.B6 Sheet1.D6:Sheet1.D6 Sheet1.F6:Sheet1.F6" chart:label-cell-address="Sheet1.A6:Sheet1.A6" chart:class="chart:bar">
            <chart:data-point chart:repeated="3"/>
          </chart:series>
          <chart:series chart:style-name="ch10" chart:values-cell-range-address="Sheet1.B7:Sheet1.B7 Sheet1.D7:Sheet1.D7 Sheet1.F7:Sheet1.F7" chart:label-cell-address="Sheet1.A7:Sheet1.A7" chart:class="chart:bar">
            <chart:data-point chart:repeated="3"/>
          </chart:series>
          <chart:series chart:style-name="ch12" chart:values-cell-range-address="Sheet1.B8:Sheet1.B8 Sheet1.D8:Sheet1.D8 Sheet1.F8:Sheet1.F8" chart:label-cell-address="Sheet1.A8:Sheet1.A8" chart:class="chart:bar">
            <chart:data-point chart:repeated="3"/>
          </chart:series>
          <chart:series chart:style-name="ch13" chart:values-cell-range-address="Sheet1.B9:Sheet1.B9 Sheet1.D9:Sheet1.D9 Sheet1.F9:Sheet1.F9" chart:label-cell-address="Sheet1.A9:Sheet1.A9" chart:class="chart:bar">
            <chart:data-point chart:repeated="3"/>
          </chart:series>
          <chart:series chart:style-name="ch14" chart:values-cell-range-address="Sheet1.B10:Sheet1.B10 Sheet1.D10:Sheet1.D10 Sheet1.F10:Sheet1.F10" chart:label-cell-address="Sheet1.A10:Sheet1.A10" chart:class="chart:bar">
            <chart:data-point chart:repeated="3"/>
          </chart:series>
          <chart:series chart:style-name="ch15" chart:values-cell-range-address="Sheet1.B11:Sheet1.B11 Sheet1.D11:Sheet1.D11 Sheet1.F11:Sheet1.F11" chart:label-cell-address="Sheet1.A11:Sheet1.A1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2:Sheet1.B2 Sheet1.D2:Sheet1.D2 Sheet1.F2:Sheet1.F2</svg:desc>
                </draw:g>
              </table:table-cell>
              <table:table-cell office:value-type="string">
                <text:p>B/op </text:p>
              </table:table-cell>
              <table:table-cell office:value-type="string">
                <text:p>allocs/op</text:p>
              </table:table-cell>
            </table:table-row>
          </table:table-header-rows>
          <table:table-rows>
            <table:table-row>
              <table:table-cell office:value-type="string">
                <text:p>MorisPrattFunction-8</text:p>
                <draw:g>
                  <svg:desc>Sheet1.A3:Sheet1.A3</svg:desc>
                </draw:g>
              </table:table-cell>
              <table:table-cell office:value-type="float" office:value="1.074">
                <text:p>1.074</text:p>
                <draw:g>
                  <svg:desc>Sheet1.B3:Sheet1.B3 Sheet1.D3:Sheet1.D3 Sheet1.F3:Sheet1.F3</svg:desc>
                </draw:g>
              </table:table-cell>
              <table:table-cell office:value-type="float" office:value="264638296">
                <text:p>264638296</text:p>
              </table:table-cell>
              <table:table-cell office:value-type="float" office:value="198986">
                <text:p>198986</text:p>
              </table:table-cell>
            </table:table-row>
            <table:table-row>
              <table:table-cell office:value-type="string">
                <text:p>KurtMorisPrattFunction-8</text:p>
                <draw:g>
                  <svg:desc>Sheet1.A4:Sheet1.A4</svg:desc>
                </draw:g>
              </table:table-cell>
              <table:table-cell office:value-type="float" office:value="1.074">
                <text:p>1.074</text:p>
                <draw:g>
                  <svg:desc>Sheet1.B4:Sheet1.B4 Sheet1.D4:Sheet1.D4 Sheet1.F4:Sheet1.F4</svg:desc>
                </draw:g>
              </table:table-cell>
              <table:table-cell office:value-type="float" office:value="264673224">
                <text:p>264673224</text:p>
              </table:table-cell>
              <table:table-cell office:value-type="float" office:value="199009.5">
                <text:p>199009.5</text:p>
              </table:table-cell>
            </table:table-row>
            <table:table-row>
              <table:table-cell office:value-type="string">
                <text:p>BoyerMooreFunction-8</text:p>
                <draw:g>
                  <svg:desc>Sheet1.A5:Sheet1.A5</svg:desc>
                </draw:g>
              </table:table-cell>
              <table:table-cell office:value-type="float" office:value="1.147">
                <text:p>1.147</text:p>
                <draw:g>
                  <svg:desc>Sheet1.B5:Sheet1.B5 Sheet1.D5:Sheet1.D5 Sheet1.F5:Sheet1.F5</svg:desc>
                </draw:g>
              </table:table-cell>
              <table:table-cell office:value-type="float" office:value="264250424">
                <text:p>264250424</text:p>
              </table:table-cell>
              <table:table-cell office:value-type="float" office:value="193812">
                <text:p>193812</text:p>
              </table:table-cell>
            </table:table-row>
            <table:table-row>
              <table:table-cell office:value-type="string">
                <text:p>MorisPrattMainWord-8</text:p>
                <draw:g>
                  <svg:desc>Sheet1.A6:Sheet1.A6</svg:desc>
                </draw:g>
              </table:table-cell>
              <table:table-cell office:value-type="float" office:value="1.054">
                <text:p>1.054</text:p>
                <draw:g>
                  <svg:desc>Sheet1.B6:Sheet1.B6 Sheet1.D6:Sheet1.D6 Sheet1.F6:Sheet1.F6</svg:desc>
                </draw:g>
              </table:table-cell>
              <table:table-cell office:value-type="float" office:value="261383496">
                <text:p>261383496</text:p>
              </table:table-cell>
              <table:table-cell office:value-type="float" office:value="158943.5">
                <text:p>158943.5</text:p>
              </table:table-cell>
            </table:table-row>
            <table:table-row>
              <table:table-cell office:value-type="string">
                <text:p>KurtMorisPrattMainWord-8</text:p>
                <draw:g>
                  <svg:desc>Sheet1.A7:Sheet1.A7</svg:desc>
                </draw:g>
              </table:table-cell>
              <table:table-cell office:value-type="float" office:value="1.083">
                <text:p>1.083</text:p>
                <draw:g>
                  <svg:desc>Sheet1.B7:Sheet1.B7 Sheet1.D7:Sheet1.D7 Sheet1.F7:Sheet1.F7</svg:desc>
                </draw:g>
              </table:table-cell>
              <table:table-cell office:value-type="float" office:value="261379240">
                <text:p>261379240</text:p>
              </table:table-cell>
              <table:table-cell office:value-type="float" office:value="158947">
                <text:p>158947</text:p>
              </table:table-cell>
            </table:table-row>
            <table:table-row>
              <table:table-cell office:value-type="string">
                <text:p>BoyerMooreMainWord-8</text:p>
                <draw:g>
                  <svg:desc>Sheet1.A8:Sheet1.A8</svg:desc>
                </draw:g>
              </table:table-cell>
              <table:table-cell office:value-type="float" office:value="1.419">
                <text:p>1.419</text:p>
                <draw:g>
                  <svg:desc>Sheet1.B8:Sheet1.B8 Sheet1.D8:Sheet1.D8 Sheet1.F8:Sheet1.F8</svg:desc>
                </draw:g>
              </table:table-cell>
              <table:table-cell office:value-type="float" office:value="261149928">
                <text:p>261149928</text:p>
              </table:table-cell>
              <table:table-cell office:value-type="float" office:value="153758">
                <text:p>153758</text:p>
              </table:table-cell>
            </table:table-row>
            <table:table-row>
              <table:table-cell office:value-type="string">
                <text:p>MorisPrattWindowWord-8</text:p>
                <draw:g>
                  <svg:desc>Sheet1.A9:Sheet1.A9</svg:desc>
                </draw:g>
              </table:table-cell>
              <table:table-cell office:value-type="float" office:value="1.029">
                <text:p>1.029</text:p>
                <draw:g>
                  <svg:desc>Sheet1.B9:Sheet1.B9 Sheet1.D9:Sheet1.D9 Sheet1.F9:Sheet1.F9</svg:desc>
                </draw:g>
              </table:table-cell>
              <table:table-cell office:value-type="float" office:value="259491404">
                <text:p>259491404</text:p>
              </table:table-cell>
              <table:table-cell office:value-type="float" office:value="133189">
                <text:p>133189</text:p>
              </table:table-cell>
            </table:table-row>
            <table:table-row>
              <table:table-cell office:value-type="string">
                <text:p>KurtMorisPrattWindowWord-8</text:p>
                <draw:g>
                  <svg:desc>Sheet1.A10:Sheet1.A10</svg:desc>
                </draw:g>
              </table:table-cell>
              <table:table-cell office:value-type="float" office:value="1.035">
                <text:p>1.035</text:p>
                <draw:g>
                  <svg:desc>Sheet1.B10:Sheet1.B10 Sheet1.D10:Sheet1.D10 Sheet1.F10:Sheet1.F10</svg:desc>
                </draw:g>
              </table:table-cell>
              <table:table-cell office:value-type="float" office:value="259502312">
                <text:p>259502312</text:p>
              </table:table-cell>
              <table:table-cell office:value-type="float" office:value="133194.5">
                <text:p>133194.5</text:p>
              </table:table-cell>
            </table:table-row>
            <table:table-row>
              <table:table-cell office:value-type="string">
                <text:p>BoyerMooreWindowWord-8</text:p>
                <draw:g>
                  <svg:desc>Sheet1.A11:Sheet1.A11</svg:desc>
                </draw:g>
              </table:table-cell>
              <table:table-cell office:value-type="float" office:value="1.189">
                <text:p>1.189</text:p>
                <draw:g>
                  <svg:desc>Sheet1.B11:Sheet1.B11 Sheet1.D11:Sheet1.D11 Sheet1.F11:Sheet1.F11</svg:desc>
                </draw:g>
              </table:table-cell>
              <table:table-cell office:value-type="float" office:value="259168976">
                <text:p>259168976</text:p>
              </table:table-cell>
              <table:table-cell office:value-type="float" office:value="127997">
                <text:p>127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error-upper-range="Sheet1.C18:Sheet1.C26" chart:error-lower-range="Sheet1.C18:Sheet1.C26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8:Sheet1.C26" chart:error-lower-range="Sheet1.C18:Sheet1.C26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8:Sheet1.C26" chart:error-lower-range="Sheet1.C18:Sheet1.C2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73cm" svg:height="11.118cm" xlink:href=".." xlink:type="simple" chart:class="chart:bar" chart:style-name="ch1">
        <chart:title svg:x="6.019cm" svg:y="0.358cm" chart:style-name="ch2">
          <text:p>Speed Between Algos on first attempt</text:p>
        </chart:title>
        <chart:legend chart:legend-position="end" svg:x="17.962cm" svg:y="5.26cm" style:legend-expansion="high" chart:style-name="ch3"/>
        <chart:plot-area chart:style-name="ch4" table:cell-range-address="Sheet1.A17:Sheet1.B26" chart:data-source-has-labels="both" svg:x="1.403cm" svg:y="0.616cm" svg:width="16.164cm" svg:height="8.555cm">
          <chart:coordinate-region svg:x="2.763cm" svg:y="0.815cm" svg:width="14.804cm" svg:height="5.338cm"/>
          <chart:axis chart:dimension="x" chart:name="primary-x" chart:style-name="ch5" chartooo:axis-type="auto">
            <chartooo:date-scale/>
            <chart:title svg:x="8.042cm" svg:y="9.393cm" chart:style-name="ch2">
              <text:p><text:span text:style-name="T1">Algos on substrings</text:span></text:p>
            </chart:title>
            <chart:categories table:cell-range-address="Sheet1.A18:Sheet1.A26"/>
          </chart:axis>
          <chart:axis chart:dimension="y" chart:name="primary-y" chart:style-name="ch6">
            <chart:title svg:x="0.449cm" svg:y="5.418cm" chart:style-name="ch7">
              <text:p><text:span text:style-name="T1">sec/op</text:span></text:p>
            </chart:title>
            <chart:grid chart:style-name="ch8" chart:class="major"/>
          </chart:axis>
          <chart:series chart:style-name="ch9" chart:values-cell-range-address="Sheet1.B18:Sheet1.B26" chart:label-cell-address="Sheet1.B17:Sheet1.B17" chart:class="chart:bar">
            <chart:error-indicator chart:style-name="ch10" chart:dimension="y"/>
            <chart:data-point chart:style-name="ch11"/>
            <chart:data-point chart:repeated="2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17:Sheet1.B17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18:Sheet1.A26</svg:desc>
                </draw:g>
              </table:table-cell>
              <table:table-cell office:value-type="float" office:value="1.074">
                <text:p>1.074</text:p>
                <draw:g>
                  <svg:desc>Sheet1.B18:Sheet1.B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74">
                <text:p>1.07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83">
                <text:p>1.08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31:Sheet1.C39" chart:error-lower-range="Sheet1.C31:Sheet1.C39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31:Sheet1.C39" chart:error-lower-range="Sheet1.C31:Sheet1.C3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1:Sheet1.C39" chart:error-lower-range="Sheet1.C31:Sheet1.C3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854cm" svg:height="11.19cm" xlink:href=".." xlink:type="simple" chart:class="chart:bar" chart:style-name="ch1">
        <chart:title svg:x="5.281cm" svg:y="0.359cm" chart:style-name="ch2">
          <text:p><text:span text:style-name="T1">Speed Between Algos preproc change for BM</text:span></text:p>
        </chart:title>
        <chart:legend chart:legend-position="end" svg:x="18.086cm" svg:y="5.296cm" style:legend-expansion="high" chart:style-name="ch3"/>
        <chart:plot-area chart:style-name="ch4" table:cell-range-address="Sheet1.A30:Sheet1.B39" chart:data-source-has-labels="both" svg:x="1.408cm" svg:y="1.361cm" svg:width="16.281cm" svg:height="8.625cm">
          <chart:coordinate-region svg:x="2.759cm" svg:y="1.56cm" svg:width="14.93cm" svg:height="5.409cm"/>
          <chart:axis chart:dimension="x" chart:name="primary-x" chart:style-name="ch5" chartooo:axis-type="auto">
            <chartooo:date-scale/>
            <chart:title svg:x="8.105cm" svg:y="10.209cm" chart:style-name="ch2">
              <text:p><text:span text:style-name="T2">Algos on substrings</text:span></text:p>
            </chart:title>
            <chart:categories table:cell-range-address="Sheet1.A31:Sheet1.A39"/>
          </chart:axis>
          <chart:axis chart:dimension="y" chart:name="primary-y" chart:style-name="ch6">
            <chart:title svg:x="0.451cm" svg:y="6.198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31:Sheet1.B39" chart:label-cell-address="Sheet1.B30:Sheet1.B30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30:Sheet1.B30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31:Sheet1.A39</svg:desc>
                </draw:g>
              </table:table-cell>
              <table:table-cell office:value-type="float" office:value="1.030144309">
                <text:p>1.030144309</text:p>
                <draw:g>
                  <svg:desc>Sheet1.B31:Sheet1.B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4182058">
                <text:p>1.0418205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0.6107863935">
                <text:p>0.610786393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40320727">
                <text:p>1.0403207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462150545">
                <text:p>1.046215054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0.663481788">
                <text:p>0.66348178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948649507">
                <text:p>0.9486495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0.9554378345">
                <text:p>0.955437834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0.6132229035">
                <text:p>0.61322290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46:Sheet1.C54" chart:error-lower-range="Sheet1.C46:Sheet1.C54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46:Sheet1.C54" chart:error-lower-range="Sheet1.C46:Sheet1.C5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46:Sheet1.C54" chart:error-lower-range="Sheet1.C46:Sheet1.C5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969cm" svg:height="11.254cm" xlink:href=".." xlink:type="simple" chart:class="chart:bar" chart:style-name="ch1">
        <chart:title svg:x="3.75cm" svg:y="0.361cm" chart:style-name="ch2">
          <text:p><text:span text:style-name="T1">Speed Between Algos after static preproc and static file buffer</text:span></text:p>
        </chart:title>
        <chart:legend chart:legend-position="end" svg:x="18.201cm" svg:y="5.328cm" style:legend-expansion="high" chart:style-name="ch3"/>
        <chart:plot-area chart:style-name="ch4" table:cell-range-address="Sheet1.A45:Sheet1.B54" chart:data-source-has-labels="both" svg:x="1.41cm" svg:y="1.365cm" svg:width="16.392cm" svg:height="8.683cm">
          <chart:coordinate-region svg:x="2.755cm" svg:y="1.564cm" svg:width="15.047cm" svg:height="4.954cm"/>
          <chart:axis chart:dimension="x" chart:name="primary-x" chart:style-name="ch5" chartooo:axis-type="auto">
            <chartooo:date-scale/>
            <chart:title svg:x="8.163cm" svg:y="10.273cm" chart:style-name="ch2">
              <text:p><text:span text:style-name="T2">Algos on substrings</text:span></text:p>
            </chart:title>
            <chart:categories table:cell-range-address="Sheet1.A46:Sheet1.A54"/>
          </chart:axis>
          <chart:axis chart:dimension="y" chart:name="primary-y" chart:style-name="ch6">
            <chart:title svg:x="0.451cm" svg:y="6.231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46:Sheet1.B54" chart:label-cell-address="Sheet1.B45:Sheet1.B45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45:Sheet1.B45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46:Sheet1.A54</svg:desc>
                </draw:g>
              </table:table-cell>
              <table:table-cell office:value-type="float" office:value="0.931020727">
                <text:p>0.931020727</text:p>
                <draw:g>
                  <svg:desc>Sheet1.B46:Sheet1.B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</table:table-row>
            <table:table-row>
              <table:table-cell office:value-type="string">
                <text:p>MorisPrattMainWord</text:p>
              </table:table-cell>
              <table:table-cell office:value-type="float" office:value="0.926771223">
                <text:p>0.92677122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MorisPrattWindowWord</text:p>
              </table:table-cell>
              <table:table-cell office:value-type="float" office:value="0.536967501">
                <text:p>0.53696750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0.919520242">
                <text:p>0.91952024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KurtMorisPrattMainWord</text:p>
              </table:table-cell>
              <table:table-cell office:value-type="float" office:value="0.921641442">
                <text:p>0.92164144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Word</text:p>
              </table:table-cell>
              <table:table-cell office:value-type="float" office:value="0.5851282445">
                <text:p>0.585128244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8930176485">
                <text:p>0.893017648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BoyerMooreMainWord</text:p>
              </table:table-cell>
              <table:table-cell office:value-type="float" office:value="0.879356282">
                <text:p>0.87935628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oyerMooreWindowWord</text:p>
              </table:table-cell>
              <table:table-cell office:value-type="float" office:value="0.5223911285">
                <text:p>0.522391128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error-upper-range="Arkusz2.D3:Arkusz2.D11" chart:error-lower-range="Arkusz2.D3:Arkusz2.D11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Arkusz2.D3:Arkusz2.D11" chart:error-lower-range="Arkusz2.D3:Arkusz2.D11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Arkusz2.D3:Arkusz2.D11" chart:error-lower-range="Arkusz2.D3:Arkusz2.D11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3.049cm" svg:height="12.988cm" xlink:href=".." xlink:type="simple" chart:class="chart:bar" chart:style-name="ch1">
        <chart:title svg:x="5.44cm" svg:y="0.395cm" chart:style-name="ch2">
          <text:p><text:span text:style-name="T1">Speed Between Algos on first attempt after removed outliers</text:span></text:p>
        </chart:title>
        <chart:legend chart:legend-position="end" svg:x="21.281cm" svg:y="6.195cm" style:legend-expansion="high" chart:style-name="ch3"/>
        <chart:plot-area chart:style-name="ch4" table:cell-range-address="Arkusz2.B2:Arkusz2.C11" chart:data-source-has-labels="both" svg:x="1.977cm" svg:y="1.495cm" svg:width="18.515cm" svg:height="9.451cm">
          <chart:coordinate-region svg:x="3.199cm" svg:y="1.694cm" svg:width="17.293cm" svg:height="6.234cm"/>
          <chart:axis chart:dimension="x" chart:name="primary-x" chart:style-name="ch5" chartooo:axis-type="auto">
            <chartooo:date-scale/>
            <chart:title svg:x="9.791cm" svg:y="11.205cm" chart:style-name="ch2">
              <text:p><text:span text:style-name="T2">Algos on substrings</text:span></text:p>
            </chart:title>
            <chart:categories table:cell-range-address="Arkusz2.B3:Arkusz2.B11"/>
          </chart:axis>
          <chart:axis chart:dimension="y" chart:name="primary-y" chart:style-name="ch6">
            <chart:title svg:x="0.957cm" svg:y="6.745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Arkusz2.C3:Arkusz2.C11" chart:label-cell-address="Arkusz2.C2:Arkusz2.C2" chart:class="chart:bar">
            <chart:error-indicator chart:style-name="ch10" chart:dimension="y"/>
            <chart:data-point chart:style-name="ch11"/>
            <chart:data-point chart:repeated="2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Arkusz2.C2:Arkusz2.C2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Arkusz2.B3:Arkusz2.B11</svg:desc>
                </draw:g>
              </table:table-cell>
              <table:table-cell office:value-type="float" office:value="1.074">
                <text:p>1.074</text:p>
                <draw:g>
                  <svg:desc>Arkusz2.C3:Arkusz2.C11</svg:desc>
                </draw:g>
              </table:table-cell>
              <table:table-cell office:value-type="float" office:value="0.06">
                <text:p>0.06</text:p>
                <draw:g>
                  <svg:desc>Arkusz2.D3:Arkusz2.D11</svg:desc>
                </draw:g>
              </table:table-cell>
              <table:table-cell office:value-type="float" office:value="0.06">
                <text:p>0.06</text:p>
                <draw:g>
                  <svg:desc>Arkusz2.D3:Arkusz2.D11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69">
                <text:p>1.06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64">
                <text:p>1.06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